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Handler2.endD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faultHandler2.startC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faultHandler2.internalEntityDecl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faultHandler2.DefaultHandler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faultHandler2.start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faultHandler2.startDTD( String name , String publicId ,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faultHandler2.comment( char ch [ ]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faultHandler2.end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faultHandler2.attributeDecl( String eName , String aName , String type , String mod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faultHandler2.resolveEntity( String name , String publicId , String baseURI ,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faultHandler2.endC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faultHandler2.resolveEntity( String publicId ,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faultHandler2.getExternalSubset( String name , String base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faultHandler2.elementDecl( String name , String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faultHandler2.externalEntityDecl( String name , String publicId ,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